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gr2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style:font-name="Liberation Serif" fo:font-size="6pt" style:font-size-asian="10pt" style:font-name-complex="DejaVuSans" style:font-size-complex="10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1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3.3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3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3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3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3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3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4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4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5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4" draw:layer="layout" svg:width="0.053cm" svg:height="0.054cm" svg:x="10.008cm" svg:y="2.335cm" svg:viewBox="0 0 54 55" svg:d="M27 55c7 0 14-3 19-8s8-12 8-19-3-15-8-20-12-8-19-8-14 3-19 8-8 13-8 20 3 14 8 19 12 8 19 8z">
          <text:p/>
        </draw:path>
        <draw:frame draw:style-name="gr20" draw:text-style-name="P12" draw:layer="layout" svg:width="0.226cm" svg:height="0.239cm" svg:x="9.92cm" svg:y="2.018cm">
          <draw:text-box>
            <text:p><text:span text:style-name="T4">S1</text:span></text:p>
          </draw:text-box>
        </draw:frame>
        <draw:frame draw:style-name="gr21" draw:text-style-name="P13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5:02.076304229</dc:date>
    <meta:editing-duration>PT4H29M57S</meta:editing-duration>
    <meta:editing-cycles>68</meta:editing-cycles>
    <meta:document-statistic meta:object-count="47"/>
  </office:meta>
</office:document-meta>
</file>